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3.312cm"/>
    </style:style>
    <style:style style:name="pr1" style:family="presentation" style:parent-style-name="Default-subtitle">
      <style:graphic-properties draw:fill-color="#ffffff" draw:auto-grow-height="true" fo:min-height="15.72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4.206cm"/>
    </style:style>
    <style:style style:name="pr4" style:family="presentation" style:parent-style-name="Default-subtitle">
      <style:graphic-properties draw:fill-color="#ffffff" draw:auto-grow-height="true" fo:min-height="15.682cm"/>
    </style:style>
    <style:style style:name="pr5" style:family="presentation" style:parent-style-name="Default-subtitle">
      <style:graphic-properties draw:fill-color="#ffffff" draw:auto-grow-height="true" fo:min-height="15.654cm"/>
    </style:style>
    <style:style style:name="pr6" style:family="presentation" style:parent-style-name="Default-subtitle">
      <style:graphic-properties draw:fill-color="#ffffff" draw:auto-grow-height="true" fo:min-height="15.319cm"/>
    </style:style>
    <style:style style:name="pr7" style:family="presentation" style:parent-style-name="Default-subtitle">
      <style:graphic-properties draw:fill-color="#ffffff" draw:auto-grow-height="true" fo:min-height="15.657cm"/>
    </style:style>
    <style:style style:name="pr8" style:family="presentation" style:parent-style-name="Default-subtitle">
      <style:graphic-properties draw:fill-color="#ffffff" draw:auto-grow-height="true" fo:min-height="15.326cm"/>
    </style:style>
    <style:style style:name="P1" style:family="paragraph">
      <style:paragraph-properties fo:text-align="center"/>
      <style:text-properties fo:color="#83caff"/>
    </style:style>
    <style:style style:name="P2" style:family="paragraph">
      <style:text-properties fo:color="#ff6600" fo:font-family="Verdan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66pt"/>
    </style:style>
    <style:style style:name="P5" style:family="paragraph">
      <style:text-properties fo:color="#000099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P6" style:family="paragraph">
      <style:text-properties fo:color="#0084d1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7" style:family="paragraph">
      <style:text-properties fo:color="#000099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8" style:family="paragraph"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9" style:family="paragraph">
      <style:text-properties fo:color="#ff3399" fo:font-family="Tahoma" style:font-family-generic="swiss" style:font-pitch="variable" fo:font-size="72pt" fo:text-shadow="none" fo:font-weight="normal" style:font-size-asian="72pt" style:font-weight-asian="normal" style:font-size-complex="72pt" style:font-weight-complex="normal"/>
    </style:style>
    <style:style style:name="P10" style:family="paragraph">
      <style:text-properties fo:color="#ff33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1" style:family="paragraph">
      <style:text-properties fo:color="#c5000b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4" style:family="paragraph">
      <style:text-properties fo:color="#000099" fo:font-family="Tahoma" style:font-family-generic="swiss" style:font-pitch="variable" fo:font-size="53.9000015258789pt" fo:text-shadow="none" fo:font-weight="bold" style:font-size-asian="72pt" style:font-weight-asian="bold" style:font-size-complex="72pt" style:font-weight-complex="bold"/>
    </style:style>
    <style:style style:name="P15" style:family="paragraph">
      <style:text-properties fo:color="#ff3333" fo:font-family="Tahom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color="#c5000b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P17" style:family="paragraph">
      <style:text-properties fo:color="#000099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18" style:family="paragraph">
      <style:text-properties fo:color="#c5000b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19" style:family="paragraph">
      <style:text-properties fo:color="#ff6600" fo:font-family="Tahoma" style:font-family-generic="swiss" style:font-pitch="variable" fo:font-size="66pt" fo:text-shadow="1pt 1pt" fo:font-weight="bold" style:font-size-asian="66pt" style:font-weight-asian="bold" style:font-size-complex="66pt" style:font-weight-complex="bold"/>
    </style:style>
    <style:style style:name="P20" style:family="paragraph">
      <style:text-properties fo:color="#000099" fo:font-family="Verdan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P21" style:family="paragraph">
      <style:text-properties fo:color="#000099" fo:font-family="Tahoma" style:font-family-generic="swiss" style:font-pitch="variable" fo:font-size="44.9000015258789pt" fo:text-shadow="none" fo:font-weight="bold" style:font-size-asian="60pt" style:font-weight-asian="bold" style:font-size-complex="60pt" style:font-weight-complex="bold"/>
    </style:style>
    <style:style style:name="P22" style:family="paragraph">
      <style:text-properties fo:color="#c5000b" fo:font-family="Tahoma" style:font-family-generic="swiss" style:font-pitch="variable" fo:font-size="49.4000015258789pt" fo:text-shadow="none" fo:font-weight="bold" style:font-size-asian="66pt" style:font-weight-asian="bold" style:font-size-complex="66pt" style:font-weight-complex="bold"/>
    </style:style>
    <style:style style:name="P23" style:family="paragraph">
      <style:text-properties fo:color="#000099" fo:font-family="Tahoma" style:font-family-generic="swiss" style:font-pitch="variable" fo:font-size="49.4000015258789pt" fo:text-shadow="none" fo:font-weight="bold" style:font-size-asian="66pt" style:font-weight-asian="bold" style:font-size-complex="66pt" style:font-weight-complex="bold"/>
    </style:style>
    <style:style style:name="T1" style:family="text">
      <style:text-properties fo:color="#ff6600" fo:font-family="Tahom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T2" style:family="text">
      <style:text-properties fo:color="#000099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T3" style:family="text">
      <style:text-properties fo:color="#0084d1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4" style:family="text">
      <style:text-properties fo:color="#000099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5" style:family="text"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ff33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c5000b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8" style:family="text">
      <style:text-properties fo:color="#000099" style:text-outline="false" style:text-line-through-style="none" fo:font-family="Tahoma" style:font-family-generic="swiss" style:font-pitch="variable" fo:font-size="66pt" fo:font-style="normal" fo:text-shadow="none" style:text-underline-style="none" fo:font-weight="bold" style:letter-kerning="true" style:font-family-asian="'JetBrains Mono'" style:font-family-generic-asian="modern" style:font-size-asian="66pt" style:font-style-asian="normal" style:font-weight-asian="bold" style:font-family-complex="'JetBrains Mono'" style:font-family-generic-complex="modern" style:font-size-complex="6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99" style:text-outline="false" style:text-line-through-style="none" fo:font-family="Tahoma" style:font-family-generic="swiss" style:font-pitch="variable" fo:font-size="72pt" fo:font-style="normal" fo:text-shadow="none" style:text-underline-style="none" fo:font-weight="bold" style:letter-kerning="true" style:font-family-asian="'JetBrains Mono'" style:font-family-generic-asian="modern" style:font-size-asian="72pt" style:font-style-asian="normal" style:font-weight-asian="bold" style:font-family-complex="'JetBrains Mono'" style:font-family-generic-complex="modern" style:font-size-complex="7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3333" fo:font-family="Tahom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000099" fo:font-family="Tahoma" style:font-style-name="Обычный" style:font-family-generic="swiss" fo:font-size="66pt" fo:text-shadow="none" fo:font-weight="bold" style:font-family-asian="Tahoma" style:font-style-name-asian="Обычный" style:font-family-generic-asian="swiss" style:font-size-asian="66pt" style:font-weight-asian="bold" style:font-family-complex="Tahoma" style:font-style-name-complex="Обычный" style:font-family-generic-complex="swiss" style:font-size-complex="66pt" style:font-weight-complex="bold"/>
    </style:style>
    <style:style style:name="T12" style:family="text">
      <style:text-properties fo:color="#c5000b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T13" style:family="text">
      <style:text-properties fo:color="#000099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T14" style:family="text">
      <style:text-properties fo:color="#c5000b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15" style:family="text">
      <style:text-properties fo:color="#000099" fo:font-family="Tahoma" style:font-family-generic="swiss" style:font-pitch="variable" fo:font-size="80pt" fo:text-shadow="none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4cm" svg:height="15.723cm" svg:x="0cm" svg:y="0cm">
          <text:p/>
        </draw:rect>
        <draw:frame presentation:style-name="pr1" draw:text-style-name="P2" draw:layer="layout" svg:width="27.94cm" svg:height="15.723cm" svg:x="0cm" svg:y="0cm" presentation:class="subtitle" presentation:user-transformed="true">
          <draw:text-box>
            <text:p><text:span text:style-name="T1">Тесты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.94cm" svg:height="15.723cm" svg:x="0cm" svg:y="0cm" presentation:class="subtitle" presentation:user-transformed="true">
          <draw:text-box>
            <text:p text:style-name="P4"><text:span text:style-name="T2">Прохождение теста "базовый"</text:span></text:p>
            <text:p text:style-name="P4"><text:span text:style-name="T2">по C++ на hh.r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Синхронизация</text:span></text:p>
            <text:p><text:span text:style-name="T3">часов по се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Clocks</text:span></text:p>
            <text:p><text:span text:style-name="T3">synchronization</text:span></text:p>
            <text:p><text:span text:style-name="T3">by net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System Design:</text:span></text:p>
            <text:p><text:span text:style-name="T3">Scale from zero</text:span></text:p>
            <text:p><text:span text:style-name="T3">to millions of us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ста "средний"</text:span></text:p>
            <text:p><text:span text:style-name="T2">по Linux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Ревью и</text:span></text:p>
            <text:p><text:span text:style-name="T4">Рефакторинг</text:span></text:p>
            <text:p><text:span text:style-name="T4">кода подписчика</text:span></text:p>
            <text:p><text:span text:style-name="T4">(Spring Boot серви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Git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</text:span></text:p>
            <text:p><text:span text:style-name="T2">теста "средний"</text:span></text:p>
            <text:p><text:span text:style-name="T2">по Алгоритмам</text:span></text:p>
            <text:p><text:span text:style-name="T2">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ста "продвинутый"</text:span></text:p>
            <text:p><text:span text:style-name="T2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ста "средний"</text:span></text:p>
            <text:p><text:span text:style-name="T2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оретического</text:span></text:p>
            <text:p><text:span text:style-name="T2">теста "базовый"</text:span></text:p>
            <text:p><text:span text:style-name="T2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Docker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ArrayList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ста "базовый"</text:span></text:p>
            <text:p><text:span text:style-name="T2">по Linux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хождение теста "средний"</text:span></text:p>
            <text:p><text:span text:style-name="T2">по Git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2">GitHub Actions: workflows, </text:span></text:p>
            <text:p><text:span text:style-name="T2">coverage, bad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2">Три типа</text:span></text:p>
            <text:p><text:span text:style-name="T2">аспектов</text:span></text:p>
            <text:p><text:span text:style-name="T2">на примере</text:span></text:p>
            <text:p><text:span text:style-name="T2">AspectJ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2">Сборка и запуск </text:span></text:p>
            <text:p><text:span text:style-name="T2">Java-проекта </text:span></text:p>
            <text:p><text:span text:style-name="T2">без помощи IDE </text:span></text:p>
            <text:p><text:span text:style-name="T2">и средств сбор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Матрица смежности.</text:span></text:p>
            <text:p><text:span text:style-name="T2">Распространение заражения между городами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9" draw:layer="layout" svg:width="27.94cm" svg:height="15.723cm" svg:x="0cm" svg:y="0cm" presentation:class="subtitle" presentation:user-transformed="true">
          <draw:text-box>
            <text:p><text:span text:style-name="T6">5 сортировок</text:span></text:p>
            <text:p><text:span text:style-name="T6">(музыкальный выпуск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Решение дифф. уравнений в ЧП</text:span></text:p>
            <text:p><text:span text:style-name="T5">на Java численн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10" draw:layer="layout" svg:width="27.94cm" svg:height="15.723cm" svg:x="0cm" svg:y="0cm" presentation:class="subtitle" presentation:user-transformed="true">
          <draw:text-box>
            <text:p><text:span text:style-name="T6">7 классических</text:span></text:p>
            <text:p><text:span text:style-name="T6">задач</text:span></text:p>
            <text:p><text:span text:style-name="T6">(музыкальный выпуск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AI чат</text:span></text:p>
            <text:p><text:span text:style-name="T5">с помощью</text:span></text:p>
            <text:p><text:span text:style-name="T5">Spring AI</text:span></text:p>
            <text:p><text:span text:style-name="T5">и Ollam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11" draw:layer="layout" svg:width="27.94cm" svg:height="15.723cm" svg:x="0cm" svg:y="0cm" presentation:class="subtitle" presentation:user-transformed="true">
          <draw:text-box>
            <text:p><text:span text:style-name="T7">Обзор</text:span></text:p>
            <text:p><text:span text:style-name="T7">плейлистов</text:span></text:p>
            <text:p><text:span text:style-name="T7">на канал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Редакционное расстояние.</text:span></text:p>
            <text:p><text:span text:style-name="T4">Получение одной</text:span></text:p>
            <text:p><text:span text:style-name="T4">строки из другой</text:span></text:p>
            <text:p><text:span text:style-name="T4">за одно изменение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Как выпустить</text:span></text:p>
            <text:p><text:span text:style-name="T5">релиз на GitHu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</text:span></text:p>
            <text:p><text:span text:style-name="T4">эквивалентных вершин</text:span></text:p>
            <text:p><text:span text:style-name="T4">бинарного дерева</text:span></text:p>
            <text:p><text:span text:style-name="T4">с макс. размером поддеревь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ыдача купюр</text:span></text:p>
            <text:p><text:span text:style-name="T5">банкоматом 2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Число</text:span></text:p>
            <text:p><text:span text:style-name="T5">Фробениуса</text:span></text:p>
            <text:p><text:span text:style-name="T5">и задача Чикена</text:span></text:p>
            <text:p><text:span text:style-name="T5">МакНаггет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НОК</text:span></text:p>
            <text:p><text:span text:style-name="T4">(наименьшего</text:span></text:p>
            <text:p><text:span text:style-name="T4">общего кратного)</text:span></text:p>
            <text:p><text:span text:style-name="T4">для набора чисел</text:span></text:p>
            <text:p><text:span text:style-name="T4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рохождение практического теста "продвинутый"</text:span></text:p>
            <text:p><text:span text:style-name="T4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Декодирование шифра Цезар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рохождение практического теста "средний"</text:span></text:p>
            <text:p><text:span text:style-name="T4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11" draw:layer="layout" svg:width="27.94cm" svg:height="15.723cm" svg:x="0cm" svg:y="0cm" presentation:class="subtitle" presentation:user-transformed="true">
          <draw:text-box>
            <text:p><text:span text:style-name="T7">Как скачать</text:span></text:p>
            <text:p><text:span text:style-name="T7">видео с Boos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Web crawler</text:span></text:p>
            <text:p><text:span text:style-name="T5">(парсер сайта)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Отражение</text:span></text:p>
            <text:p><text:span text:style-name="T5">бинарного</text:span></text:p>
            <text:p><text:span text:style-name="T5">дере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 text:style-name="P12"><text:span text:style-name="T8">Нагрузочное тестирование</text:span></text:p>
            <text:p text:style-name="P12"><text:span text:style-name="T8">Spring Boot сервиса</text:span></text:p>
            <text:p text:style-name="P12"><text:span text:style-name="T8">с помощью Gat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 text:style-name="P12"><text:span text:style-name="T9">Dummy, Fake,</text:span></text:p>
            <text:p text:style-name="P12"><text:span text:style-name="T9">Stub, Spy, M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Определение</text:span></text:p>
            <text:p><text:span text:style-name="T5">высоты</text:span></text:p>
            <text:p><text:span text:style-name="T5">бинарного дере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Вавилонский</text:span></text:p>
            <text:p><text:span text:style-name="T2">метод вычисления квадратного корн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Функциональные</text:span></text:p>
            <text:p><text:span text:style-name="T2">тесты REST API</text:span></text:p>
            <text:p><text:span text:style-name="T2">с помощью Sp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Как найти</text:span></text:p>
            <text:p><text:span text:style-name="T2">утерянный коммит:</text:span></text:p>
            <text:p><text:span text:style-name="T2">Git refl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Real-time</text:span></text:p>
            <text:p><text:span text:style-name="T5">анализатор</text:span></text:p>
            <text:p><text:span text:style-name="T5">спектра звука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Настройка Win OS</text:span></text:p>
            <text:p><text:span text:style-name="T5">для разработки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Spring Boot приложение</text:span></text:p>
            <text:p><text:span text:style-name="T2">с использованием PostgreSQL JSON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частливое число</text:span></text:p>
            <text:p><text:span text:style-name="T5">(2 решения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</text:span></text:p>
            <text:p><text:span text:style-name="T5">маршрута спуска</text:span></text:p>
            <text:p><text:span text:style-name="T5">с горы для золотоискател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6</text:span></text:p>
          </draw:text-box>
        </draw:frame>
        <draw:frame draw:style-name="gr3" draw:text-style-name="P15" draw:layer="layout" svg:width="3.812cm" svg:height="1.953cm" svg:x="23.62cm" svg:y="0.588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Рефакторинг</text:span></text:p>
            <text:p><text:span text:style-name="T2">Spring Boot сервиса</text:span></text:p>
            <text:p><text:span text:style-name="T2">из тестового</text:span></text:p>
            <text:p><text:span text:style-name="T2">задани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одительский экзаме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Слияние</text:span></text:p>
            <text:p><text:span text:style-name="T2">k упорядоченных массивов быстрее, чем за kN</text:span><text:span text:style-name="T11">*l</text:span><text:span text:style-name="T2">og(k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LFU кэш 2</text:span></text:p>
            <text:p><text:span text:style-name="T4">(Least Frequ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е</text:span></text:p>
            <text:p><text:span text:style-name="T5">equals() и</text:span></text:p>
            <text:p><text:span text:style-name="T5">hashCode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роверка наличия дубликатов в несортированном массиве 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лучение одной строки из другой за одно изменени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5</text:span></text:p>
          </draw:text-box>
        </draw:frame>
        <draw:frame draw:style-name="gr3" draw:text-style-name="P15" draw:layer="layout" svg:width="3.812cm" svg:height="1.953cm" svg:x="23.62cm" svg:y="0.588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4</text:span></text:p>
          </draw:text-box>
        </draw:frame>
        <draw:frame draw:style-name="gr3" draw:text-style-name="P15" draw:layer="layout" svg:width="3.812cm" svg:height="1.953cm" svg:x="23.62cm" svg:y="0.587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дсчет единиц</text:span></text:p>
            <text:p><text:span text:style-name="T5">в бинарной</text:span></text:p>
            <text:p><text:span text:style-name="T5">записи числ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ращение</text:span></text:p>
            <text:p><text:span text:style-name="T5">матрицы</text:span></text:p>
            <text:p><text:span text:style-name="T5">(hackerrank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аспортный контроль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Вывод уникальных значений для коллекции двойной вложенности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Обращение</text:span></text:p>
            <text:p><text:span text:style-name="T5">строки 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Определение года</text:span></text:p>
            <text:p><text:span text:style-name="T2">с максимальным количеством</text:span></text:p>
            <text:p><text:span text:style-name="T2">живущих людей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Инкремент</text:span></text:p>
            <text:p><text:span text:style-name="T4">большого целого, представленного</text:span></text:p>
            <text:p><text:span text:style-name="T4">в виде массива цифр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максимальной суммы двух элементов</text:span></text:p>
            <text:p><text:span text:style-name="T4">в неупорядоченном списке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для заданного элемента массива</text:span></text:p>
            <text:p><text:span text:style-name="T4">k соседних элементов, ближайших к нему по величине 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Определение простых делителей, меньших заданного числа. Решето Эратосфена</text:span></text:p>
            <text:p><text:span text:style-name="T4">(4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наиболее длинного слова из словаря, которое</text:span></text:p>
            <text:p><text:span text:style-name="T4">можно сложить из заданного набора 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text-style-name="P16" draw:layer="layout" svg:width="27.94cm" svg:height="15.723cm" svg:x="0cm" svg:y="0cm" presentation:class="subtitle" presentation:user-transformed="true">
          <draw:text-box>
            <text:p><text:span text:style-name="T12">Ссылки в README на Youtube-решение и код каждой задач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</text:span></text:p>
            <text:p><text:span text:style-name="T5">анаграммы </text:span></text:p>
            <text:p><text:span text:style-name="T5">(2 решения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еобразование арабской записи числа в римскую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еобразование римской записи</text:span></text:p>
            <text:p><text:span text:style-name="T2">числа в арабскую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дсчет</text:span></text:p>
            <text:p><text:span text:style-name="T2">способов подъема</text:span></text:p>
            <text:p><text:span text:style-name="T2">по лестнице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иск позиций</text:span></text:p>
            <text:p><text:span text:style-name="T2">больших групп</text:span></text:p>
            <text:p><text:span text:style-name="T2">в строке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Задачи</text:span></text:p>
            <text:p><text:span text:style-name="T5">на логику</text:span></text:p>
            <text:p><text:span text:style-name="T5">из BA-интервь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 следующей ноды для заданной ноды бинарного дерева поис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иск пропущенных чисел в массиве</text:span></text:p>
            <text:p><text:span text:style-name="T2">без использования дополнительной</text:span></text:p>
            <text:p><text:span text:style-name="T2">памя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Избавление от дублирования в тестах</text:span></text:p>
            <text:p><text:span text:style-name="T4">посредством перехода</text:span></text:p>
            <text:p><text:span text:style-name="T4">к параметризованным теста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" draw:text-style-name="P17" draw:layer="layout" svg:width="27.94cm" svg:height="15.723cm" svg:x="0cm" svg:y="0cm" presentation:class="subtitle" presentation:user-transformed="true">
          <draw:text-box>
            <text:p><text:span text:style-name="T13">Подсчет </text:span></text:p>
            <text:p><text:span text:style-name="T13">отрицательных чисел</text:span></text:p>
            <text:p><text:span text:style-name="T13">в сортированной</text:span></text:p>
            <text:p><text:span text:style-name="T13">матрице N*M за O(N+M)</text:span></text:p>
            <text:p><text:span text:style-name="T13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иск</text:span></text:p>
            <text:p><text:span text:style-name="T2">первой и последней позиции элемента</text:span></text:p>
            <text:p><text:span text:style-name="T2">в упорядоченном <text:s/>массиве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Бинарный поиск</text:span></text:p>
            <text:p><text:span text:style-name="T5">в упорядоченном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ерестановка пары цифр числа для получения максимального значени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Генерация CV в PDF</text:span></text:p>
            <text:p><text:span text:style-name="T2">из Markdown</text:span></text:p>
            <text:p><text:span text:style-name="T2">и автоматизация взаимодействия</text:span></text:p>
            <text:p><text:span text:style-name="T2">с рекрутеро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text-style-name="P18" draw:layer="layout" svg:width="27.94cm" svg:height="15.723cm" svg:x="0cm" svg:y="0cm" presentation:class="subtitle" presentation:user-transformed="true">
          <draw:text-box>
            <text:p><text:span text:style-name="T14">Как успеть</text:span></text:p>
            <text:p><text:span text:style-name="T14">посмотреть все обучающие ролики</text:span></text:p>
            <text:p><text:span text:style-name="T14">на YouTube</text:span></text:p>
            <text:p><text:span text:style-name="T14">(ускорение более 2х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Каверзный finally /</text:span></text:p>
            <text:p><text:span text:style-name="T5">Каверзный stream: предсказать, что произойде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Объединение упорядоченных массивов в массив без дубликат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Валидация скобочного выражени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еремешивание массива:</text:span></text:p>
            <text:p><text:span text:style-name="T2">Алгоритм тасования Фишера-Йет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1" draw:text-style-name="P19" draw:layer="layout" svg:width="27.94cm" svg:height="15.723cm" svg:x="0cm" svg:y="0cm" presentation:class="subtitle" presentation:user-transformed="true">
          <draw:text-box>
            <text:p><text:span text:style-name="T12">Обзор</text:span></text:p>
            <text:p><text:span text:style-name="T12">содержимого</text:span></text:p>
            <text:p><text:span text:style-name="T12">моих GitHub репозитори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Вычисление среднего,</text:span></text:p>
            <text:p><text:span text:style-name="T5">медианы, моды, квартиле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Факториал</text:span></text:p>
            <text:p><text:span text:style-name="T5">(4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в сортированном массиве количества элементов меньших заданного</text:span></text:p>
            <text:p><text:span text:style-name="T4">(3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Заказ фурнитуры: добавить пропущенный код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Замена всех '?'</text:span></text:p>
            <text:p><text:span text:style-name="T4">в строке, избегая</text:span></text:p>
            <text:p><text:span text:style-name="T4">повторяющихся последовательных символов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Размен</text:span></text:p>
            <text:p><text:span text:style-name="T2">минимальным количеством монет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draw:frame presentation:style-name="pr1" draw:text-style-name="P20" draw:layer="layout" svg:width="27.94cm" svg:height="15.723cm" svg:x="0cm" svg:y="0cm" presentation:class="subtitle" presentation:user-transformed="true">
          <draw:text-box>
            <text:p><text:span text:style-name="T15">Сортировка</text:span></text:p>
            <text:p><text:span text:style-name="T15">Шел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Определение</text:span></text:p>
            <text:p><text:span text:style-name="T2">размера окрестности для элементов</text:span></text:p>
            <text:p><text:span text:style-name="T2">массива чисел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Удаление дубликатов из сортированного массива ч.I,II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Цифровой корень </text:span></text:p>
            <text:p><text:span text:style-name="T2">(итеративная сумма цифр) числа</text:span></text:p>
            <text:p><text:span text:style-name="T2">(2 решения)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роверка</text:span></text:p>
            <text:p><text:span text:style-name="T4">правильности использования заглавных букв</text:span></text:p>
            <text:p><text:span text:style-name="T4">(2 решения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еремещение</text:span></text:p>
            <text:p><text:span text:style-name="T5">нулей к концу массив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арсинг списка строк в структуру данных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Длина последнего слова в строке</text:span></text:p>
            <text:p><text:span text:style-name="T5">(3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Сумма двух чисел</text:span></text:p>
            <text:p><text:span text:style-name="T2">без использования</text:span></text:p>
            <text:p><text:span text:style-name="T2">+ и -</text:span></text:p>
            <text:p><text:span text:style-name="T2">(2 решения)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 в строке наиболее длинной подстроки без повторений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иск набора слов</text:span></text:p>
            <text:p><text:span text:style-name="T2">в матрице букв 2:</text:span></text:p>
            <text:p><text:span text:style-name="T2">префиксное дерево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 набора слов</text:span></text:p>
            <text:p><text:span text:style-name="T5">в матрице букв</text:span></text:p>
            <text:p><text:span text:style-name="T5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ыдача купюр</text:span></text:p>
            <text:p><text:span text:style-name="T5">банкоматом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S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жатие строки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 слова в матрице букв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Задачи</text:span></text:p>
            <text:p><text:span text:style-name="T5">из интервью</text:span></text:p>
            <text:p><text:span text:style-name="T5">на написание</text:span></text:p>
            <text:p><text:span text:style-name="T5">SQL-запрос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4">Поиск подстроки в строке за O(N+M): Алгоритм Бойера-Мура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рокрутка односвязного</text:span></text:p>
            <text:p><text:span text:style-name="T5">списк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роверка, является</text:span></text:p>
            <text:p><text:span text:style-name="T2">ли число степенью</text:span></text:p>
            <text:p><text:span text:style-name="T2">заданного числа</text:span></text:p>
            <text:p><text:span text:style-name="T2">(2 решения)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Валидация записи числа регулярным выражением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Генерация валидных комбинаций cкобок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Удаление дубликатов в сортированном односвязном списке</text:span></text:p>
            <text:p><text:span text:style-name="T2">ч.I,II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среди пар</text:span></text:p>
            <text:p><text:span text:style-name="T4">чисел значения, встречающегося однажды: магия XOR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еверсирование порядка цифр</text:span></text:p>
            <text:p><text:span text:style-name="T5">в числе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5">Распространение заражения между городами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Добавление многопоточности при параллельных запросах в разные систем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ДВЕ задачи</text:span></text:p>
            <text:p><text:span text:style-name="T5">про ДВЕр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Удаление элемента заданной величины</text:span></text:p>
            <text:p><text:span text:style-name="T2">из массива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Многопоточное</text:span></text:p>
            <text:p><text:span text:style-name="T2">получение H₂O</text:span></text:p>
            <text:p><text:span text:style-name="T2">из водорода</text:span></text:p>
            <text:p><text:span text:style-name="T2">и кислорода</text:span></text:p>
            <text:p><text:span text:style-name="T2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ечать строк</text:span></text:p>
            <text:p><text:span text:style-name="T5">в заданном порядке</text:span></text:p>
            <text:p><text:span text:style-name="T5">из разных потоков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Удаление N-го элемента с конца односвязного списка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Топологическая сортировка. Нахождение</text:span></text:p>
            <text:p><text:span text:style-name="T5">цикла в граф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Неизменяемая</text:span></text:p>
            <text:p><text:span text:style-name="T5">нода и сумма</text:span></text:p>
            <text:p><text:span text:style-name="T5">ее вложенных элемент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LinkedHash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Hash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Робот двуногий шагающий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Три задачи</text:span></text:p>
            <text:p><text:span text:style-name="T5">из интервью на парсинг фай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HashM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Array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Linked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рядок инициализации полей и блоков</text:span></text:p>
            <text:p><text:span text:style-name="T5">Java-клас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оздание объекта</text:span></text:p>
            <text:p><text:span text:style-name="T5">по generic типу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Определение</text:span></text:p>
            <text:p><text:span text:style-name="T2">лучшего среднего значения</text:span></text:p>
            <text:p><text:span text:style-name="T2">в массиве оценок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осстановление</text:span></text:p>
            <text:p><text:span text:style-name="T5">IP-адрес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ThreadPoolExecu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BlockingQueue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Разбиение здания на апартаменты</text:span></text:p>
            <text:p><text:span text:style-name="T5">(Workfus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Определение оптимального</text:span></text:p>
            <text:p><text:span text:style-name="T4">времени покупки </text:span></text:p>
            <text:p><text:span text:style-name="T4">и продажи акций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Самодельный</text:span></text:p>
            <text:p><text:span text:style-name="T2">Stream 2:</text:span></text:p>
            <text:p><text:span text:style-name="T2">of, limit, skip, distinct,</text:span></text:p>
            <text:p><text:span text:style-name="T2">takeWhile, dropWhile, forEach, sorted, to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Упаковка товаров для достав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Брутфорс</text:span></text:p>
            <text:p><text:span text:style-name="T5">пароля по хэшу</text:span></text:p>
            <text:p><text:span text:style-name="T5">и хэш-функции</text:span></text:p>
            <text:p><text:span text:style-name="T5">(Oz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Stream</text:span></text:p>
            <text:p><text:span text:style-name="T5">с filter и map операция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Киномарафо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иск элементов</text:span></text:p>
            <text:p><text:span text:style-name="T2">одного массива,</text:span></text:p>
            <text:p><text:span text:style-name="T2">отсутствующих</text:span></text:p>
            <text:p><text:span text:style-name="T2">в другом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LFU кэш</text:span></text:p>
            <text:p><text:span text:style-name="T4">(Least Frequ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рограммист</text:span></text:p>
            <text:p><text:span text:style-name="T5">в кино</text:span></text:p>
            <text:p><text:span text:style-name="T5">в эпоху COVI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Реверсирование последовательности</text:span></text:p>
            <text:p><text:span text:style-name="T2">(3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Кодирование</text:span></text:p>
            <text:p><text:span text:style-name="T5">стро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Рефакторинг кода из интервью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тек с поддержкой определения минимального элемента за O(1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ортировка</text:span></text:p>
            <text:p><text:span text:style-name="T5">слияние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Как собрать</text:span></text:p>
            <text:p><text:span text:style-name="T2">Java-проект без</text:span></text:p>
            <text:p><text:span text:style-name="T2">JDK, Maven и Grad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32">
        <draw:frame presentation:style-name="pr4" draw:text-style-name="P14" draw:layer="layout" svg:width="27.94cm" svg:height="15.682cm" svg:x="0cm" svg:y="0.066cm" presentation:class="subtitle" presentation:user-transformed="true">
          <draw:text-box>
            <text:p><text:span text:style-name="T5">Замена последовательных пробелов в строке одним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здаем</text:span></text:p>
            <text:p><text:span text:style-name="T5">dead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ртировка анаграм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Возведение</text:span></text:p>
            <text:p><text:span text:style-name="T5">числа в степень</text:span></text:p>
            <text:p><text:span text:style-name="T5">(2 способа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1T32">
        <draw:frame presentation:style-name="pr5" draw:text-style-name="P21" draw:layer="layout" svg:width="27.94cm" svg:height="15.654cm" svg:x="0cm" svg:y="0.069cm" presentation:class="subtitle" presentation:user-transformed="true">
          <draw:text-box>
            <text:p><text:span text:style-name="T4">Определение минимального произведения</text:span></text:p>
            <text:p><text:span text:style-name="T4">пары элементов несортированного массива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кратитель</text:span></text:p>
            <text:p><text:span text:style-name="T5">ссылок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32">
        <draw:frame presentation:style-name="pr1" draw:text-style-name="P22" draw:layer="layout" svg:width="27.94cm" svg:height="15.723cm" svg:x="0cm" svg:y="0cm" presentation:class="subtitle" presentation:user-transformed="true">
          <draw:text-box>
            <text:p><text:span text:style-name="T12">Два секретных</text:span></text:p>
            <text:p><text:span text:style-name="T12">GitHub репозитория, посвященных</text:span></text:p>
            <text:p><text:span text:style-name="T12">Java-интервь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32">
        <draw:frame presentation:style-name="pr6" draw:text-style-name="P21" draw:layer="layout" svg:width="25.145cm" svg:height="15.319cm" svg:x="1.396cm" svg:y="0.07cm" presentation:class="subtitle" presentation:user-transformed="true">
          <draw:text-box>
            <text:p><text:span text:style-name="T4">Поиск пропущенного минимального положительного элемента в несортированном массиве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</text:span></text:p>
            <text:p><text:span text:style-name="T5">k максимальных чисел в массиве</text:span></text:p>
            <text:p><text:span text:style-name="T5">за O(k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 в массиве</text:span></text:p>
            <text:p><text:span text:style-name="T5">пары чисел с заданной суммой</text:span></text:p>
            <text:p><text:span text:style-name="T5">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1T32">
        <draw:frame presentation:style-name="pr4" draw:text-style-name="P14" draw:layer="layout" svg:width="27.94cm" svg:height="15.682cm" svg:x="0cm" svg:y="0.066cm" presentation:class="subtitle" presentation:user-transformed="true">
          <draw:text-box>
            <text:p><text:span text:style-name="T5">Определение непрерывных интервалов</text:span></text:p>
            <text:p><text:span text:style-name="T5">для числового масси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Default" presentation:presentation-page-layout-name="AL1T32">
        <draw:frame presentation:style-name="pr3" draw:text-style-name="P23" draw:layer="layout" svg:width="25.145cm" svg:height="14.206cm" svg:x="1.396cm" svg:y="0.626cm" presentation:class="subtitle" presentation:user-transformed="true">
          <draw:text-box>
            <text:p><text:span text:style-name="T2">Поиск пары непересекающихся отрезк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Default" presentation:presentation-page-layout-name="AL1T32">
        <draw:frame presentation:style-name="pr7" draw:text-style-name="P7" draw:layer="layout" svg:width="27.94cm" svg:height="15.657cm" svg:x="0cm" svg:y="0.066cm" presentation:class="subtitle" presentation:user-transformed="true">
          <draw:text-box>
            <text:p><text:span text:style-name="T4">Сортировка квадратов упорядоченного</text:span></text:p>
            <text:p><text:span text:style-name="T4">массива (3 способа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рыжки по разрушающимся платформа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пределение</text:span></text:p>
            <text:p><text:span text:style-name="T5">более длинного конца цеп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тицеферма</text:span></text:p>
            <text:p><text:span text:style-name="T2">(с элементами ООП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Default" presentation:presentation-page-layout-name="AL1T32">
        <draw:frame presentation:style-name="pr1" draw:text-style-name="P23" draw:layer="layout" svg:width="27.94cm" svg:height="15.723cm" svg:x="0cm" svg:y="0cm" presentation:class="subtitle" presentation:user-transformed="true">
          <draw:text-box>
            <text:p><text:span text:style-name="T2">Интерполяционный поиск</text:span></text:p>
            <text:p><text:span text:style-name="T2">в упорядоченном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Генерация перестановок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Быстрая сортиров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Ханойские</text:span></text:p>
            <text:p><text:span text:style-name="T5">башн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еализация целочисленного деления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чередь в прачечну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ставление поезда</text:span></text:p>
            <text:p><text:span text:style-name="T5">из вагон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дсчет количества съеденных конфе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ртировка вставка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 простых делителей чис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амодельный</text:span></text:p>
            <text:p><text:span text:style-name="T5">Atom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амодельная аннотаци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азворот односвязного списка</text:span></text:p>
            <text:p><text:span text:style-name="T5">(3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бход</text:span></text:p>
            <text:p><text:span text:style-name="T5">бинарного дерева</text:span></text:p>
            <text:p><text:span text:style-name="T5">(4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5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иск подмножества</text:span></text:p>
            <text:p><text:span text:style-name="T2">с максимальной четной суммой</text:span></text:p>
            <text:p><text:span text:style-name="T2">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6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Расчет давления</text:span></text:p>
            <text:p><text:span text:style-name="T2">в кирпичной пирамиде с помощью рекурси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роверка симметричности матриц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ечать foobar из разных поток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асстановка ферзей на шахматной доске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Задачи с палиндрома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Четный</text:span></text:p>
            <text:p><text:span text:style-name="T5">итератор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Default" presentation:presentation-page-layout-name="AL1T32">
        <draw:frame presentation:style-name="pr3" draw:text-style-name="P23" draw:layer="layout" svg:width="25.908cm" svg:height="14.206cm" svg:x="1.016cm" svg:y="0.626cm" presentation:class="subtitle" presentation:user-transformed="true">
          <draw:text-box>
            <text:p><text:span text:style-name="T2">Запуск </text:span></text:p>
            <text:p><text:span text:style-name="T2">параллельного</text:span></text:p>
            <text:p><text:span text:style-name="T2">выполнения нескольких задач</text:span></text:p>
            <text:p><text:span text:style-name="T2">(3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Default" presentation:presentation-page-layout-name="AL1T32">
        <draw:frame presentation:style-name="pr3" draw:text-style-name="P23" draw:layer="layout" svg:width="26.416cm" svg:height="14.206cm" svg:x="0.762cm" svg:y="0.626cm" presentation:class="subtitle" presentation:user-transformed="true">
          <draw:text-box>
            <text:p><text:span text:style-name="T2">Определение бита</text:span></text:p>
            <text:p><text:span text:style-name="T2">в бесконечной последовательнос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Default" presentation:presentation-page-layout-name="AL1T32">
        <draw:frame presentation:style-name="pr3" draw:text-style-name="P23" draw:layer="layout" svg:width="25.145cm" svg:height="14.206cm" svg:x="1.396cm" svg:y="0.626cm" presentation:class="subtitle" presentation:user-transformed="true">
          <draw:text-box>
            <text:p><text:span text:style-name="T2">Изменение формата страхового номера при помощи регулярных выражени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 </text:span></text:p>
            <text:p><text:span text:style-name="T5">уникальных <text:s/>элементов</text:span></text:p>
            <text:p><text:span text:style-name="T5">в коллекци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дсчет строк</text:span></text:p>
            <text:p><text:span text:style-name="T5">из InputStream, удовлетворяющих услови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бход конем шахматной дос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LRU кэш</text:span></text:p>
            <text:p><text:span text:style-name="T4">(Least Rec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еализация cd</text:span></text:p>
            <text:p><text:span text:style-name="T5">для абстрактной файловой систем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Default" presentation:presentation-page-layout-name="AL1T32">
        <draw:frame presentation:style-name="pr3" draw:text-style-name="P8" draw:layer="layout" svg:width="25.145cm" svg:height="14.206cm" svg:x="1.396cm" svg:y="0.626cm" presentation:class="subtitle" presentation:user-transformed="true">
          <draw:text-box>
            <text:p><text:span text:style-name="T5">Поиск цикла</text:span></text:p>
            <text:p><text:span text:style-name="T5">в связном списке: алгоритм Флойд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Валидация</text:span></text:p>
            <text:p><text:span text:style-name="T5">имени пользовател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 трех чисел с заданной суммой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екурсивный итератор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Бинарное </text:span></text:p>
            <text:p><text:span text:style-name="T5">дерево поис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узырьковая</text:span></text:p>
            <text:p><text:span text:style-name="T5">сортировка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Композитный итератор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Default" presentation:presentation-page-layout-name="AL1T32">
        <draw:frame presentation:style-name="pr8" draw:text-style-name="P14" draw:layer="layout" svg:width="25.145cm" svg:height="15.326cm" svg:x="1.396cm" svg:y="0.066cm" presentation:class="subtitle" presentation:user-transformed="true">
          <draw:text-box>
            <text:p><text:span text:style-name="T5">Поиск максимального произведения трех чисел</text:span></text:p>
            <text:p><text:span text:style-name="T5">в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Нахождение наибольшего общего делителя 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Многопоточный</text:span></text:p>
            <text:p><text:span text:style-name="T5">сте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иск второго</text:span></text:p>
            <text:p><text:span text:style-name="T2">по величине</text:span></text:p>
            <text:p><text:span text:style-name="T2">элемента массива</text:span></text:p>
            <text:p><text:span text:style-name="T2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Обращение</text:span></text:p>
            <text:p><text:span text:style-name="T5">строки</text:span></text:p>
            <text:p><text:span text:style-name="T5">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амодельный Еnum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оняем JVM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ртировка выборо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дсчет количества кораблей на поле </text:span></text:p>
            <text:p><text:span text:style-name="T5">морского бо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2">Файловая система: структура данных</text:span></text:p>
            <text:p><text:span text:style-name="T2">и подсчет размера содержимог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Default" presentation:presentation-page-layout-name="AL1T32">
        <draw:frame presentation:style-name="pr1" draw:text-style-name="P5" draw:layer="layout" svg:width="27.94cm" svg:height="15.723cm" svg:x="0cm" svg:y="0cm" presentation:class="subtitle" presentation:user-transformed="true">
          <draw:text-box>
            <text:p><text:span text:style-name="T2">Подсчет количества людей каждого</text:span></text:p>
            <text:p><text:span text:style-name="T2">возраста (корзинная сортировк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пределение максимального количества зрителей стрим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Arial" style:font-family-generic="roman" style:font-pitch="variable" fo:font-size="23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15.7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5.229cm" svg:x="1cm" svg:y="3.306cm"/>
      <draw:page-thumbnail draw:layer="backgroundobjects" svg:width="9.294cm" svg:height="5.229cm" svg:x="1cm" svg:y="11.354cm"/>
      <draw:page-thumbnail draw:layer="backgroundobjects" svg:width="9.294cm" svg:height="5.229cm" svg:x="1cm" svg:y="19.402cm"/>
      <draw:page-thumbnail draw:layer="backgroundobjects" svg:width="9.294cm" svg:height="5.229cm" svg:x="11.295cm" svg:y="3.306cm"/>
      <draw:page-thumbnail draw:layer="backgroundobjects" svg:width="9.294cm" svg:height="5.229cm" svg:x="11.295cm" svg:y="11.354cm"/>
      <draw:page-thumbnail draw:layer="backgroundobjects" svg:width="9.294cm" svg:height="5.229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2.625cm" svg:x="1.396cm" svg:y="0.626cm" presentation:class="title" presentation:placeholder="true">
        <draw:text-box/>
      </draw:frame>
      <draw:frame presentation:style-name="Default-outline1" draw:layer="backgroundobjects" svg:width="25.145cm" svg:height="10.377cm" svg:x="1.396cm" svg:y="3.679cm" presentation:class="outline" presentation:placeholder="true">
        <draw:text-box/>
      </draw:frame>
      <draw:frame presentation:style-name="Mpr1" draw:text-style-name="MP1" draw:layer="backgroundobjects" svg:width="6.509cm" svg:height="1.084cm" svg:x="1.396cm" svg:y="14.3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084cm" svg:x="9.554cm" svg:y="14.32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084cm" svg:x="20.032cm" svg:y="14.323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i Punko</meta:initial-creator>
    <meta:creation-date>2022-12-16T12:48:53.47</meta:creation-date>
    <meta:editing-duration>P1DT13H31M35S</meta:editing-duration>
    <meta:editing-cycles>578</meta:editing-cycles>
    <dc:date>2025-08-23T15:07:34.08</dc:date>
    <dc:creator>Andrei Punko</dc:creator>
    <meta:generator>OpenOffice/4.1.15$Win32 OpenOffice.org_project/4115m2$Build-9813</meta:generator>
    <meta:document-statistic meta:object-count="709"/>
  </office:meta>
</office:document-meta>
</file>